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2.215cm"/>
    </style:style>
    <style:style style:name="Tabella4.C" style:family="table-column">
      <style:table-column-properties style:column-width="2.614cm"/>
    </style:style>
    <style:style style:name="Tabella4.D" style:family="table-column">
      <style:table-column-properties style:column-width="5.092cm"/>
    </style:style>
    <style:style style:name="Tabella4.E" style:family="table-column">
      <style:table-column-properties style:column-width="3.076cm"/>
    </style:style>
    <style:style style:name="Tabella4.F" style:family="table-column">
      <style:table-column-properties style:column-width="9.723cm"/>
    </style:style>
    <style:style style:name="Tabella4.G" style:family="table-column">
      <style:table-column-properties style:column-width="1.984cm"/>
    </style:style>
    <style:style style:name="Tabella4.H" style:family="table-column">
      <style:table-column-properties style:column-width="1.383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T11" style:family="text">
      <style:text-properties officeooo:rsid="001e713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round(item.unit_amount, 2)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d(item.intervent_total, 2)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span text:style-name="T11">TOTALE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4.G7" table:number-columns-spanned="2" office:value-type="string">
            <text:p text:style-name="P19"><text:placeholder text:placeholder-type="text">&lt;round(sum([i.intervent_total for i in month_invoice.intervention_report_ids if not i.not_in_report]), 2)&gt;</text:placeholder></text:p>
          </table:table-cell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33:19.529565098</dc:date>
    <meta:editing-duration>P5DT6H55M29S</meta:editing-duration>
    <meta:editing-cycles>402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30" meta:word-count="87" meta:character-count="906" meta:non-whitespace-character-count="839"/>
    <meta:user-defined meta:name="Info 1"/>
    <meta:user-defined meta:name="Info 2"/>
    <meta:user-defined meta:name="Info 3"/>
    <meta:user-defined meta:name="Info 4"/>
  </office:meta>
</office:document-meta>
</file>